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4cm"/>
    </style:style>
    <style:style style:name="co2" style:family="table-column">
      <style:table-column-properties fo:break-before="auto" style:column-width="6.657cm"/>
    </style:style>
    <style:style style:name="co3" style:family="table-column">
      <style:table-column-properties fo:break-before="auto" style:column-width="4.643cm"/>
    </style:style>
    <style:style style:name="co4" style:family="table-column">
      <style:table-column-properties fo:break-before="auto" style:column-width="3.244cm"/>
    </style:style>
    <style:style style:name="co5" style:family="table-column">
      <style:table-column-properties fo:break-before="auto" style:column-width="4.699cm"/>
    </style:style>
    <style:style style:name="co6" style:family="table-column">
      <style:table-column-properties fo:break-before="auto" style:column-width="2.993cm"/>
    </style:style>
    <style:style style:name="co7" style:family="table-column">
      <style:table-column-properties fo:break-before="auto" style:column-width="3.328cm"/>
    </style:style>
    <style:style style:name="co8" style:family="table-column">
      <style:table-column-properties fo:break-before="auto" style:column-width="3.357cm"/>
    </style:style>
    <style:style style:name="co9" style:family="table-column">
      <style:table-column-properties fo:break-before="auto" style:column-width="2.148cm"/>
    </style:style>
    <style:style style:name="ro1" style:family="table-row">
      <style:table-row-properties style:row-height="0.496cm" fo:break-before="auto" style:use-optimal-row-height="true"/>
    </style:style>
    <style:style style:name="ta1" style:family="table" style:master-page-name="PageStyle_5f_AirLR_5f_LR_5f_StationAir_5f_2012">
      <style:table-properties table:display="true" style:writing-mode="lr-tb"/>
    </style:style>
    <style:style style:name="ta2" style:family="table" style:master-page-name="PageStyle_5f_Métadonnées">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calculation-settings table:case-sensitive="false" table:automatic-find-labels="false" table:use-regular-expressions="false">
        <table:null-date table:date-value="1904-01-01"/>
      </table:calculation-settings>
      <table:table table:name="AirLR_LR_StationAir_2012" table:style-name="ta1" table:print="false">
        <office:forms form:automatic-focus="false" form:apply-design-mode="false"/>
        <table:table-column table:style-name="co1" table:number-columns-repeated="2" table:default-cell-style-name="ce1"/>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5" table:default-cell-style-name="Default"/>
        <table:table-row table:style-name="ro1">
          <table:table-cell office:value-type="string">
            <text:p>Station_numBDQA</text:p>
          </table:table-cell>
          <table:table-cell office:value-type="string">
            <text:p>Station_AASQA</text:p>
          </table:table-cell>
          <table:table-cell office:value-type="string">
            <text:p>Station_nom</text:p>
          </table:table-cell>
          <table:table-cell office:value-type="string">
            <text:p>Station_rue</text:p>
          </table:table-cell>
          <table:table-cell office:value-type="string">
            <text:p>Station_codepost</text:p>
          </table:table-cell>
          <table:table-cell office:value-type="string">
            <text:p>Station_ville</text:p>
          </table:table-cell>
          <table:table-cell office:value-type="string">
            <text:p>Station_latitude</text:p>
          </table:table-cell>
          <table:table-cell office:value-type="string">
            <text:p>Station_longitude</text:p>
          </table:table-cell>
          <table:table-cell office:value-type="string">
            <text:p>Station_Typologie</text:p>
          </table:table-cell>
          <table:table-cell office:value-type="string">
            <text:p>Station_commentaire</text:p>
          </table:table-cell>
          <table:table-cell table:number-columns-repeated="1014"/>
        </table:table-row>
        <table:table-row table:style-name="ro1">
          <table:table-cell office:value-type="string">
            <text:p>08016</text:p>
          </table:table-cell>
          <table:table-cell office:value-type="string">
            <text:p>Air Languedoc-Roussillon</text:p>
          </table:table-cell>
          <table:table-cell office:value-type="string">
            <text:p>Près d'Arènes</text:p>
          </table:table-cell>
          <table:table-cell office:value-type="string">
            <text:p>Rue de la bandido</text:p>
          </table:table-cell>
          <table:table-cell office:value-type="float" office:value="34000">
            <text:p>34000</text:p>
          </table:table-cell>
          <table:table-cell office:value-type="string">
            <text:p>Montpellier</text:p>
          </table:table-cell>
          <table:table-cell office:value-type="float" office:value="43.591486">
            <text:p>43,591486</text:p>
          </table:table-cell>
          <table:table-cell office:value-type="float" office:value="3.886814">
            <text:p>3,886814</text:p>
          </table:table-cell>
          <table:table-cell office:value-type="string">
            <text:p>urbain</text:p>
          </table:table-cell>
          <table:table-cell table:number-columns-repeated="1015"/>
        </table:table-row>
        <table:table-row table:style-name="ro1">
          <table:table-cell office:value-type="string">
            <text:p>08017</text:p>
          </table:table-cell>
          <table:table-cell office:value-type="string">
            <text:p>Air Languedoc-Roussillon</text:p>
          </table:table-cell>
          <table:table-cell office:value-type="string">
            <text:p>Périurbaine Sud </text:p>
          </table:table-cell>
          <table:table-cell office:value-type="string">
            <text:p>Rue des camélias</text:p>
          </table:table-cell>
          <table:table-cell office:value-type="float" office:value="34970">
            <text:p>34970</text:p>
          </table:table-cell>
          <table:table-cell office:value-type="string">
            <text:p>Lattes</text:p>
          </table:table-cell>
          <table:table-cell office:value-type="float" office:value="43.570549">
            <text:p>43,570549</text:p>
          </table:table-cell>
          <table:table-cell office:value-type="float" office:value="3.911678">
            <text:p>3,911678</text:p>
          </table:table-cell>
          <table:table-cell office:value-type="string">
            <text:p>périurbain</text:p>
          </table:table-cell>
          <table:table-cell table:number-columns-repeated="1015"/>
        </table:table-row>
        <table:table-row table:style-name="ro1">
          <table:table-cell office:value-type="string">
            <text:p>08209</text:p>
          </table:table-cell>
          <table:table-cell office:value-type="string">
            <text:p>Air Languedoc-Roussillon</text:p>
          </table:table-cell>
          <table:table-cell office:value-type="string">
            <text:p>Gard Rhodanien 2</text:p>
          </table:table-cell>
          <table:table-cell office:value-type="string">
            <text:p>Chemin du stade</text:p>
          </table:table-cell>
          <table:table-cell office:value-type="float" office:value="30650">
            <text:p>30650</text:p>
          </table:table-cell>
          <table:table-cell office:value-type="string">
            <text:p>SAZE</text:p>
          </table:table-cell>
          <table:table-cell office:value-type="float" office:value="43.94263">
            <text:p>43,94263</text:p>
          </table:table-cell>
          <table:table-cell office:value-type="float" office:value="4.679579">
            <text:p>4,679579</text:p>
          </table:table-cell>
          <table:table-cell office:value-type="string">
            <text:p>industrielle</text:p>
          </table:table-cell>
          <table:table-cell table:number-columns-repeated="1015"/>
        </table:table-row>
        <table:table-row table:style-name="ro1">
          <table:table-cell office:value-type="string">
            <text:p>08004</text:p>
          </table:table-cell>
          <table:table-cell office:value-type="string">
            <text:p>Air Languedoc-Roussillon</text:p>
          </table:table-cell>
          <table:table-cell office:value-type="string">
            <text:p><text:s/></text:p>
          </table:table-cell>
          <table:table-cell office:value-type="string">
            <text:p>Bd Clémenceau</text:p>
          </table:table-cell>
          <table:table-cell office:value-type="float" office:value="34000">
            <text:p>34000</text:p>
          </table:table-cell>
          <table:table-cell office:value-type="string">
            <text:p>Montpellier</text:p>
          </table:table-cell>
          <table:table-cell office:value-type="float" office:value="43.605066">
            <text:p>43,605066</text:p>
          </table:table-cell>
          <table:table-cell office:value-type="float" office:value="3.874638">
            <text:p>3,874638</text:p>
          </table:table-cell>
          <table:table-cell office:value-type="string">
            <text:p>trafic</text:p>
          </table:table-cell>
          <table:table-cell table:number-columns-repeated="1015"/>
        </table:table-row>
        <table:table-row table:style-name="ro1">
          <table:table-cell office:value-type="string">
            <text:p>08018</text:p>
          </table:table-cell>
          <table:table-cell office:value-type="string">
            <text:p>Air Languedoc-Roussillon</text:p>
          </table:table-cell>
          <table:table-cell office:value-type="string">
            <text:p>Périurbaine Nord</text:p>
          </table:table-cell>
          <table:table-cell office:value-type="string">
            <text:p>Rue de la rompude</text:p>
          </table:table-cell>
          <table:table-cell office:value-type="float" office:value="34980">
            <text:p>34980</text:p>
          </table:table-cell>
          <table:table-cell office:value-type="string">
            <text:p>SAINT GELY DU FESC</text:p>
          </table:table-cell>
          <table:table-cell office:value-type="float" office:value="43.692637">
            <text:p>43,692637</text:p>
          </table:table-cell>
          <table:table-cell office:value-type="float" office:value="3.800213">
            <text:p>3,800213</text:p>
          </table:table-cell>
          <table:table-cell office:value-type="string">
            <text:p>périurbain</text:p>
          </table:table-cell>
          <table:table-cell table:number-columns-repeated="1015"/>
        </table:table-row>
        <table:table-row table:style-name="ro1">
          <table:table-cell office:value-type="string">
            <text:p>08250</text:p>
          </table:table-cell>
          <table:table-cell office:value-type="string">
            <text:p>Air Languedoc-Roussillon</text:p>
          </table:table-cell>
          <table:table-cell office:value-type="string">
            <text:p>GarNor01</text:p>
          </table:table-cell>
          <table:table-cell office:value-type="string">
            <text:p>Rue jean Vilar</text:p>
          </table:table-cell>
          <table:table-cell office:value-type="float" office:value="30290">
            <text:p>30290</text:p>
          </table:table-cell>
          <table:table-cell office:value-type="string">
            <text:p>LAUDUN</text:p>
          </table:table-cell>
          <table:table-cell office:value-type="float" office:value="44.097913">
            <text:p>44,097913</text:p>
          </table:table-cell>
          <table:table-cell office:value-type="float" office:value="4.702306">
            <text:p>4,702306</text:p>
          </table:table-cell>
          <table:table-cell office:value-type="string">
            <text:p>industrielle</text:p>
          </table:table-cell>
          <table:table-cell table:number-columns-repeated="1015"/>
        </table:table-row>
        <table:table-row table:style-name="ro1">
          <table:table-cell office:value-type="string">
            <text:p>08251</text:p>
          </table:table-cell>
          <table:table-cell office:value-type="string">
            <text:p>Air Languedoc-Roussillon</text:p>
          </table:table-cell>
          <table:table-cell office:value-type="string">
            <text:p>GarNor02</text:p>
          </table:table-cell>
          <table:table-cell office:value-type="string">
            <text:p>Marillac</text:p>
          </table:table-cell>
          <table:table-cell office:value-type="float" office:value="30150">
            <text:p>30150</text:p>
          </table:table-cell>
          <table:table-cell office:value-type="string">
            <text:p>St Geniès de Comolas</text:p>
          </table:table-cell>
          <table:table-cell office:value-type="float" office:value="44.073039">
            <text:p>44,073039</text:p>
          </table:table-cell>
          <table:table-cell office:value-type="float" office:value="4.71841">
            <text:p>4,71841</text:p>
          </table:table-cell>
          <table:table-cell office:value-type="string">
            <text:p>industrielle</text:p>
          </table:table-cell>
          <table:table-cell table:number-columns-repeated="1015"/>
        </table:table-row>
        <table:table-row table:style-name="ro1">
          <table:table-cell office:value-type="string">
            <text:p>08020</text:p>
          </table:table-cell>
          <table:table-cell office:value-type="string">
            <text:p>Air Languedoc-Roussillon</text:p>
          </table:table-cell>
          <table:table-cell office:value-type="string">
            <text:p>Lunel-Viel</text:p>
          </table:table-cell>
          <table:table-cell office:value-type="string">
            <text:p>Stade de Lunel-Viel</text:p>
          </table:table-cell>
          <table:table-cell office:value-type="float" office:value="34400">
            <text:p>34400</text:p>
          </table:table-cell>
          <table:table-cell office:value-type="string">
            <text:p>Lunel-Viel</text:p>
          </table:table-cell>
          <table:table-cell office:value-type="float" office:value="43.675769">
            <text:p>43,675769</text:p>
          </table:table-cell>
          <table:table-cell office:value-type="float" office:value="4.088383">
            <text:p>4,088383</text:p>
          </table:table-cell>
          <table:table-cell office:value-type="string">
            <text:p>industrielle</text:p>
          </table:table-cell>
          <table:table-cell table:number-columns-repeated="1015"/>
        </table:table-row>
        <table:table-row table:style-name="ro1">
          <table:table-cell office:value-type="string">
            <text:p>08204</text:p>
          </table:table-cell>
          <table:table-cell office:value-type="string">
            <text:p>Air Languedoc-Roussillon</text:p>
          </table:table-cell>
          <table:table-cell office:value-type="string">
            <text:p>Gard Rhodanien 1</text:p>
          </table:table-cell>
          <table:table-cell office:value-type="string">
            <text:p>Route de vallabregues</text:p>
          </table:table-cell>
          <table:table-cell office:value-type="float" office:value="30300">
            <text:p>30300</text:p>
          </table:table-cell>
          <table:table-cell office:value-type="string">
            <text:p>Vallabrègues</text:p>
          </table:table-cell>
          <table:table-cell office:value-type="float" office:value="43.82916">
            <text:p>43,82916</text:p>
          </table:table-cell>
          <table:table-cell office:value-type="float" office:value="4.642951">
            <text:p>4,642951</text:p>
          </table:table-cell>
          <table:table-cell office:value-type="string">
            <text:p>industrielle</text:p>
          </table:table-cell>
          <table:table-cell table:number-columns-repeated="1015"/>
        </table:table-row>
        <table:table-row table:style-name="ro1">
          <table:table-cell office:value-type="string">
            <text:p>08003</text:p>
          </table:table-cell>
          <table:table-cell office:value-type="string">
            <text:p>Air Languedoc-Roussillon</text:p>
          </table:table-cell>
          <table:table-cell office:value-type="string">
            <text:p>Chaptal</text:p>
          </table:table-cell>
          <table:table-cell office:value-type="string">
            <text:p><text:s/>Bd des arceaux</text:p>
          </table:table-cell>
          <table:table-cell office:value-type="float" office:value="34000">
            <text:p>34000</text:p>
          </table:table-cell>
          <table:table-cell office:value-type="string">
            <text:p>Montpellier</text:p>
          </table:table-cell>
          <table:table-cell office:value-type="float" office:value="43.611344">
            <text:p>43,611344</text:p>
          </table:table-cell>
          <table:table-cell office:value-type="float" office:value="3.866262">
            <text:p>3,866262</text:p>
          </table:table-cell>
          <table:table-cell office:value-type="string">
            <text:p>urbain</text:p>
          </table:table-cell>
          <table:table-cell table:number-columns-repeated="1015"/>
        </table:table-row>
        <table:table-row table:style-name="ro1">
          <table:table-cell office:value-type="string">
            <text:p>08617</text:p>
          </table:table-cell>
          <table:table-cell office:value-type="string">
            <text:p>Air Languedoc-Roussillon</text:p>
          </table:table-cell>
          <table:table-cell office:value-type="string">
            <text:p>La Calmette</text:p>
          </table:table-cell>
          <table:table-cell office:value-type="string">
            <text:p>Rue du moulin à  vent</text:p>
          </table:table-cell>
          <table:table-cell office:value-type="float" office:value="30190">
            <text:p>30190</text:p>
          </table:table-cell>
          <table:table-cell office:value-type="string">
            <text:p>LA CALMETTE</text:p>
          </table:table-cell>
          <table:table-cell office:value-type="float" office:value="43.925395">
            <text:p>43,925395</text:p>
          </table:table-cell>
          <table:table-cell office:value-type="float" office:value="4.265812">
            <text:p>4,265812</text:p>
          </table:table-cell>
          <table:table-cell office:value-type="string">
            <text:p>périurbain</text:p>
          </table:table-cell>
          <table:table-cell table:number-columns-repeated="1015"/>
        </table:table-row>
        <table:table-row table:style-name="ro1">
          <table:table-cell office:value-type="string">
            <text:p>08614</text:p>
          </table:table-cell>
          <table:table-cell office:value-type="string">
            <text:p>Air Languedoc-Roussillon</text:p>
          </table:table-cell>
          <table:table-cell office:value-type="string">
            <text:p>Nîmes Sud</text:p>
          </table:table-cell>
          <table:table-cell office:value-type="string">
            <text:p>Rue de Tunis</text:p>
          </table:table-cell>
          <table:table-cell office:value-type="float" office:value="30000">
            <text:p>30000</text:p>
          </table:table-cell>
          <table:table-cell office:value-type="string">
            <text:p>Nîmes</text:p>
          </table:table-cell>
          <table:table-cell office:value-type="float" office:value="43.834404">
            <text:p>43,834404</text:p>
          </table:table-cell>
          <table:table-cell office:value-type="float" office:value="4.374186">
            <text:p>4,374186</text:p>
          </table:table-cell>
          <table:table-cell office:value-type="string">
            <text:p>urbain</text:p>
          </table:table-cell>
          <table:table-cell table:number-columns-repeated="1015"/>
        </table:table-row>
        <table:table-row table:style-name="ro1">
          <table:table-cell office:value-type="string">
            <text:p>08616</text:p>
          </table:table-cell>
          <table:table-cell office:value-type="string">
            <text:p>Air Languedoc-Roussillon</text:p>
          </table:table-cell>
          <table:table-cell office:value-type="string">
            <text:p>Nîmes trafic</text:p>
          </table:table-cell>
          <table:table-cell office:value-type="string">
            <text:p>Place du 19 mars 1962</text:p>
          </table:table-cell>
          <table:table-cell office:value-type="float" office:value="30000">
            <text:p>30000</text:p>
          </table:table-cell>
          <table:table-cell office:value-type="string">
            <text:p>Nîmes</text:p>
          </table:table-cell>
          <table:table-cell office:value-type="float" office:value="43.829897">
            <text:p>43,829897</text:p>
          </table:table-cell>
          <table:table-cell office:value-type="float" office:value="4.361988">
            <text:p>4,361988</text:p>
          </table:table-cell>
          <table:table-cell office:value-type="string">
            <text:p>trafic</text:p>
          </table:table-cell>
          <table:table-cell table:number-columns-repeated="1015"/>
        </table:table-row>
        <table:table-row table:style-name="ro1">
          <table:table-cell office:value-type="string">
            <text:p>08714</text:p>
          </table:table-cell>
          <table:table-cell office:value-type="string">
            <text:p>Air Languedoc-Roussillon</text:p>
          </table:table-cell>
          <table:table-cell office:value-type="string">
            <text:p>Perpignan Centre</text:p>
          </table:table-cell>
          <table:table-cell office:value-type="string">
            <text:p>Rue Waldeck Rousseau</text:p>
          </table:table-cell>
          <table:table-cell office:value-type="float" office:value="66000">
            <text:p>66000</text:p>
          </table:table-cell>
          <table:table-cell office:value-type="string">
            <text:p>Perpignan</text:p>
          </table:table-cell>
          <table:table-cell office:value-type="float" office:value="42.695548">
            <text:p>42,695548</text:p>
          </table:table-cell>
          <table:table-cell office:value-type="float" office:value="2.900528">
            <text:p>2,900528</text:p>
          </table:table-cell>
          <table:table-cell office:value-type="string">
            <text:p>urbain</text:p>
          </table:table-cell>
          <table:table-cell table:number-columns-repeated="1015"/>
        </table:table-row>
        <table:table-row table:style-name="ro1">
          <table:table-cell office:value-type="string">
            <text:p>08713</text:p>
          </table:table-cell>
          <table:table-cell office:value-type="string">
            <text:p>Air Languedoc-Roussillon</text:p>
          </table:table-cell>
          <table:table-cell office:value-type="string">
            <text:p>Perpignan Sud</text:p>
          </table:table-cell>
          <table:table-cell office:value-type="string">
            <text:p>Bd du Foment de sardane</text:p>
          </table:table-cell>
          <table:table-cell office:value-type="float" office:value="66000">
            <text:p>66000</text:p>
          </table:table-cell>
          <table:table-cell office:value-type="string">
            <text:p>Perpignan</text:p>
          </table:table-cell>
          <table:table-cell office:value-type="float" office:value="42.683533">
            <text:p>42,683533</text:p>
          </table:table-cell>
          <table:table-cell office:value-type="float" office:value="2.903513">
            <text:p>2,903513</text:p>
          </table:table-cell>
          <table:table-cell office:value-type="string">
            <text:p>urbain</text:p>
          </table:table-cell>
          <table:table-cell table:number-columns-repeated="1015"/>
        </table:table-row>
        <table:table-row table:style-name="ro1">
          <table:table-cell office:value-type="string">
            <text:p>08712</text:p>
          </table:table-cell>
          <table:table-cell office:value-type="string">
            <text:p>Air Languedoc-Roussillon</text:p>
          </table:table-cell>
          <table:table-cell office:value-type="string">
            <text:p>Périphérie Perpignan</text:p>
          </table:table-cell>
          <table:table-cell office:value-type="string">
            <text:p>Av. Baïxas</text:p>
          </table:table-cell>
          <table:table-cell office:value-type="float" office:value="66240">
            <text:p>66240</text:p>
          </table:table-cell>
          <table:table-cell office:value-type="string">
            <text:p>SAINT ESTEVE</text:p>
          </table:table-cell>
          <table:table-cell office:value-type="float" office:value="42.719828">
            <text:p>42,719828</text:p>
          </table:table-cell>
          <table:table-cell office:value-type="float" office:value="2.839883">
            <text:p>2,839883</text:p>
          </table:table-cell>
          <table:table-cell office:value-type="string">
            <text:p>périurbain</text:p>
          </table:table-cell>
          <table:table-cell table:number-columns-repeated="1015"/>
        </table:table-row>
        <table:table-row table:style-name="ro1">
          <table:table-cell office:value-type="string">
            <text:p>08022</text:p>
          </table:table-cell>
          <table:table-cell office:value-type="string">
            <text:p>Air Languedoc-Roussillon</text:p>
          </table:table-cell>
          <table:table-cell office:value-type="string">
            <text:p>Agathois-Piscénois</text:p>
          </table:table-cell>
          <table:table-cell office:value-type="string">
            <text:p>Rue Labech</text:p>
          </table:table-cell>
          <table:table-cell office:value-type="float" office:value="34300">
            <text:p>34300</text:p>
          </table:table-cell>
          <table:table-cell office:value-type="string">
            <text:p>Le Cap d'Agde</text:p>
          </table:table-cell>
          <table:table-cell office:value-type="float" office:value="43.287476">
            <text:p>43,287476</text:p>
          </table:table-cell>
          <table:table-cell office:value-type="float" office:value="3.504841">
            <text:p>3,504841</text:p>
          </table:table-cell>
          <table:table-cell office:value-type="string">
            <text:p>périurbain</text:p>
          </table:table-cell>
          <table:table-cell table:number-columns-repeated="1015"/>
        </table:table-row>
        <table:table-row table:style-name="ro1">
          <table:table-cell office:value-type="string">
            <text:p>08023</text:p>
          </table:table-cell>
          <table:table-cell office:value-type="string">
            <text:p>Air Languedoc-Roussillon</text:p>
          </table:table-cell>
          <table:table-cell office:value-type="string">
            <text:p>Biterrois-Narbonnais</text:p>
          </table:table-cell>
          <table:table-cell office:value-type="string">
            <text:p>Chemin Chartreuse</text:p>
          </table:table-cell>
          <table:table-cell office:value-type="float" office:value="34490">
            <text:p>34490</text:p>
          </table:table-cell>
          <table:table-cell office:value-type="string">
            <text:p>Corneilhan</text:p>
          </table:table-cell>
          <table:table-cell office:value-type="float" office:value="43.406812">
            <text:p>43,406812</text:p>
          </table:table-cell>
          <table:table-cell office:value-type="float" office:value="3.188778">
            <text:p>3,188778</text:p>
          </table:table-cell>
          <table:table-cell office:value-type="string">
            <text:p>rurale régionale</text:p>
          </table:table-cell>
          <table:table-cell table:number-columns-repeated="1015"/>
        </table:table-row>
        <table:table-row table:style-name="ro1">
          <table:table-cell office:value-type="string">
            <text:p>08025</text:p>
          </table:table-cell>
          <table:table-cell office:value-type="string">
            <text:p>Air Languedoc-Roussillon</text:p>
          </table:table-cell>
          <table:table-cell office:value-type="string">
            <text:p>Haut-Languedoc</text:p>
          </table:table-cell>
          <table:table-cell office:value-type="string">
            <text:p>l'Ayrolle</text:p>
          </table:table-cell>
          <table:table-cell office:value-type="float" office:value="34330">
            <text:p>34330</text:p>
          </table:table-cell>
          <table:table-cell office:value-type="string">
            <text:p>Fraisse sur Agout</text:p>
          </table:table-cell>
          <table:table-cell office:value-type="float" office:value="43.594403">
            <text:p>43,594403</text:p>
          </table:table-cell>
          <table:table-cell office:value-type="float" office:value="2.802958">
            <text:p>2,802958</text:p>
          </table:table-cell>
          <table:table-cell office:value-type="string">
            <text:p>rurale régionale</text:p>
          </table:table-cell>
          <table:table-cell table:number-columns-repeated="1015"/>
        </table:table-row>
        <table:table-row table:style-name="ro1">
          <table:table-cell office:value-type="string">
            <text:p>08030</text:p>
          </table:table-cell>
          <table:table-cell office:value-type="string">
            <text:p>Air Languedoc-Roussillon</text:p>
          </table:table-cell>
          <table:table-cell office:value-type="string">
            <text:p>Montpellier trafic</text:p>
          </table:table-cell>
          <table:table-cell office:value-type="string">
            <text:p>Av de la pompignane</text:p>
          </table:table-cell>
          <table:table-cell office:value-type="float" office:value="34000">
            <text:p>34000</text:p>
          </table:table-cell>
          <table:table-cell office:value-type="string">
            <text:p>Montpellier</text:p>
          </table:table-cell>
          <table:table-cell office:value-type="float" office:value="43.609606">
            <text:p>43,609606</text:p>
          </table:table-cell>
          <table:table-cell office:value-type="float" office:value="3.898782">
            <text:p>3,898782</text:p>
          </table:table-cell>
          <table:table-cell office:value-type="string">
            <text:p>trafic</text:p>
          </table:table-cell>
          <table:table-cell table:number-columns-repeated="1015"/>
        </table:table-row>
        <table:table-row table:style-name="ro1">
          <table:table-cell office:value-type="string">
            <text:p>08618</text:p>
          </table:table-cell>
          <table:table-cell office:value-type="string">
            <text:p>Air Languedoc-Roussillon</text:p>
          </table:table-cell>
          <table:table-cell office:value-type="string">
            <text:p>Alès-Cévennes</text:p>
          </table:table-cell>
          <table:table-cell office:value-type="string">
            <text:p>Chemin des blacous</text:p>
          </table:table-cell>
          <table:table-cell office:value-type="float" office:value="30340">
            <text:p>30340</text:p>
          </table:table-cell>
          <table:table-cell office:value-type="string">
            <text:p>Saint-Privat-des-Vieux</text:p>
          </table:table-cell>
          <table:table-cell office:value-type="float" office:value="44.142444">
            <text:p>44,142444</text:p>
          </table:table-cell>
          <table:table-cell office:value-type="float" office:value="4.13832">
            <text:p>4,13832</text:p>
          </table:table-cell>
          <table:table-cell office:value-type="string">
            <text:p>périurbain</text:p>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Métadonnées" table:style-name="ta2" table:print="false">
        <office:forms form:automatic-focus="false" form:apply-design-mode="false"/>
        <table:table-column table:style-name="co9" table:number-columns-repeated="1024" table:default-cell-style-name="Default"/>
        <table:table-row table:style-name="ro1">
          <table:table-cell office:value-type="string">
            <text:p><text:s text:c="3"/></text:p>
          </table:table-cell>
          <table:table-cell table:number-columns-repeated="1023"/>
        </table:table-row>
        <table:table-row table:style-name="ro1">
          <table:table-cell table:number-columns-repeated="1024"/>
        </table:table-row>
        <table:table-row table:style-name="ro1">
          <table:table-cell office:value-type="string">
            <text:p><text: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Données publiques ouvertes - Montpellier Territoire Numérique</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office:value-type="string">
            <text:p>Fiche métadonnées</text:p>
          </table:table-cell>
          <table:table-cell table:number-columns-repeated="1023"/>
        </table:table-row>
        <table:table-row table:style-name="ro1">
          <table:table-cell office:value-type="string">
            <text:p>--------------------------------------------------</text:p>
          </table:table-cell>
          <table:table-cell table:number-columns-repeated="1023"/>
        </table:table-row>
        <table:table-row table:style-name="ro1">
          <table:table-cell table:number-columns-repeated="1024"/>
        </table:table-row>
        <table:table-row table:style-name="ro1">
          <table:table-cell office:value-type="string">
            <text:p>* ID : 79</text:p>
          </table:table-cell>
          <table:table-cell table:number-columns-repeated="1023"/>
        </table:table-row>
        <table:table-row table:style-name="ro1">
          <table:table-cell table:number-columns-repeated="1024"/>
        </table:table-row>
        <table:table-row table:style-name="ro1">
          <table:table-cell office:value-type="string">
            <text:p>* TITRE : Stations de mesure de la qualité de l&amp;#8217;air</text:p>
          </table:table-cell>
          <table:table-cell table:number-columns-repeated="1023"/>
        </table:table-row>
        <table:table-row table:style-name="ro1">
          <table:table-cell table:number-columns-repeated="1024"/>
        </table:table-row>
        <table:table-row table:style-name="ro1">
          <table:table-cell office:value-type="string">
            <text:p>* IDENTIFIANT : AirLR_LR_StationAir_2012</text:p>
          </table:table-cell>
          <table:table-cell table:number-columns-repeated="1023"/>
        </table:table-row>
        <table:table-row table:style-name="ro1">
          <table:table-cell table:number-columns-repeated="1024"/>
        </table:table-row>
        <table:table-row table:style-name="ro1">
          <table:table-cell office:value-type="string">
            <text:p>* DESCRIPTION : Cette donnée renseigne la localisation des stations métrologiques de collecte des données relatives à la qualité de l’air en Languedoc Roussillon. Cette donnée est gérée et exploitée par AIR Languedoc-Roussillon. </text:p>
          </table:table-cell>
          <table:table-cell table:number-columns-repeated="1023"/>
        </table:table-row>
        <table:table-row table:style-name="ro1">
          <table:table-cell table:number-columns-repeated="1024"/>
        </table:table-row>
        <table:table-row table:style-name="ro1">
          <table:table-cell office:value-type="string">
            <text:p>AIR Languedoc-Roussillon est l'organisme agréé par l'État pour la mise en œuvre de la surveillance de la qualité de l'air et la diffusion de l'information sur les cinq départements de la région Languedoc-Roussillon. Cette mission d'intérêt général s'inscrit dans le cadre de la loi sur l'air et l'utilisation rationnelle de l'énergie du 30 décembre 1996, intégrée depuis au Code de l'environnement.</text:p>
          </table:table-cell>
          <table:table-cell table:number-columns-repeated="1023"/>
        </table:table-row>
        <table:table-row table:style-name="ro1">
          <table:table-cell table:number-columns-repeated="1024"/>
        </table:table-row>
        <table:table-row table:style-name="ro1">
          <table:table-cell office:value-type="string">
            <text:p>* COUVERTUTE GÉOGRAPHIQUE : Région Languedoc-Roussillon</text:p>
          </table:table-cell>
          <table:table-cell table:number-columns-repeated="1023"/>
        </table:table-row>
        <table:table-row table:style-name="ro1">
          <table:table-cell table:number-columns-repeated="1024"/>
        </table:table-row>
        <table:table-row table:style-name="ro1">
          <table:table-cell office:value-type="string">
            <text:p>* LANGUE : français</text:p>
          </table:table-cell>
          <table:table-cell table:number-columns-repeated="1023"/>
        </table:table-row>
        <table:table-row table:style-name="ro1">
          <table:table-cell table:number-columns-repeated="1024"/>
        </table:table-row>
        <table:table-row table:style-name="ro1">
          <table:table-cell office:value-type="string">
            <text:p>* DATE PUBLICATION : 2012-05-21</text:p>
          </table:table-cell>
          <table:table-cell table:number-columns-repeated="1023"/>
        </table:table-row>
        <table:table-row table:style-name="ro1">
          <table:table-cell table:number-columns-repeated="1024"/>
        </table:table-row>
        <table:table-row table:style-name="ro1">
          <table:table-cell office:value-type="string">
            <text:p>* PÉRIODE VALIDITÉE : Annuelle</text:p>
          </table:table-cell>
          <table:table-cell table:number-columns-repeated="1023"/>
        </table:table-row>
        <table:table-row table:style-name="ro1">
          <table:table-cell table:number-columns-repeated="1024"/>
        </table:table-row>
        <table:table-row table:style-name="ro1">
          <table:table-cell office:value-type="string">
            <text:p>* MISE À JOUR : 2012-05-21</text:p>
          </table:table-cell>
          <table:table-cell table:number-columns-repeated="1023"/>
        </table:table-row>
        <table:table-row table:style-name="ro1">
          <table:table-cell table:number-columns-repeated="1024"/>
        </table:table-row>
        <table:table-row table:style-name="ro1">
          <table:table-cell office:value-type="string">
            <text:p>* PRORIÉTAIRE : AIR LR</text:p>
          </table:table-cell>
          <table:table-cell table:number-columns-repeated="1023"/>
        </table:table-row>
        <table:table-row table:style-name="ro1">
          <table:table-cell table:number-columns-repeated="1024"/>
        </table:table-row>
        <table:table-row table:style-name="ro1">
          <table:table-cell office:value-type="string">
            <text:p>* DIFFUSEUR : AIR LR</text:p>
          </table:table-cell>
          <table:table-cell table:number-columns-repeated="1023"/>
        </table:table-row>
        <table:table-row table:style-name="ro1">
          <table:table-cell table:number-columns-repeated="1024"/>
        </table:table-row>
        <table:table-row table:style-name="ro1">
          <table:table-cell office:value-type="string">
            <text:p>* CATÉGORIE : Environnement</text:p>
          </table:table-cell>
          <table:table-cell table:number-columns-repeated="1023"/>
        </table:table-row>
        <table:table-row table:style-name="ro1">
          <table:table-cell table:number-columns-repeated="1024"/>
        </table:table-row>
        <table:table-row table:style-name="ro1">
          <table:table-cell office:value-type="string">
            <text:p>* THÈME INSPIRE : Climatologie, météorologie, atmosphère</text:p>
          </table:table-cell>
          <table:table-cell table:number-columns-repeated="1023"/>
        </table:table-row>
        <table:table-row table:style-name="ro1">
          <table:table-cell table:number-columns-repeated="1024"/>
        </table:table-row>
        <table:table-row table:style-name="ro1">
          <table:table-cell office:value-type="string">
            <text:p>* LICENCE : LICENCE OUVERTE / OPEN LICENCE http://www.etalab.gouv.fr/pages/licence-ouverte-open-licence-5899923.html</text:p>
          </table:table-cell>
          <table:table-cell table:number-columns-repeated="1023"/>
        </table:table-row>
        <table:table-row table:style-name="ro1">
          <table:table-cell table:number-columns-repeated="1024"/>
        </table:table-row>
        <table:table-row table:style-name="ro1">
          <table:table-cell office:value-type="string">
            <text:p>* MOTS CLÉS : air ; environnement ; qualité ; pollution ; station métrologique ; AIR LR ; montpellier</text:p>
          </table:table-cell>
          <table:table-cell table:number-columns-repeated="1023"/>
        </table:table-row>
        <table:table-row table:style-name="ro1">
          <table:table-cell table:number-columns-repeated="1024"/>
        </table:table-row>
        <table:table-row table:style-name="ro1">
          <table:table-cell office:value-type="string">
            <text:p>* TARIFICATION : Gratuite</text:p>
          </table:table-cell>
          <table:table-cell table:number-columns-repeated="1023"/>
        </table:table-row>
        <table:table-row table:style-name="ro1">
          <table:table-cell table:number-columns-repeated="1024"/>
        </table:table-row>
        <table:table-row table:style-name="ro1">
          <table:table-cell office:value-type="string">
            <text:p>* INFORMATION COMPLÉMENTAIRE : http://www.air-lr.org/</text:p>
          </table:table-cell>
          <table:table-cell table:number-columns-repeated="1023"/>
        </table:table-row>
        <table:table-row table:style-name="ro1" table:number-rows-repeated="3">
          <table:table-cell table:number-columns-repeated="1024"/>
        </table:table-row>
        <table:table-row table:style-name="ro1">
          <table:table-cell office:value-type="string">
            <text:p>--------------------------------------------------</text:p>
          </table:table-cell>
          <table:table-cell table:number-columns-repeated="1023"/>
        </table:table-row>
        <table:table-row table:style-name="ro1">
          <table:table-cell office:value-type="string">
            <text:p>Site : http://opendata.montpelliernumerique.fr</text:p>
          </table:table-cell>
          <table:table-cell table:number-columns-repeated="1023"/>
        </table:table-row>
        <table:table-row table:style-name="ro1">
          <table:table-cell office:value-type="string">
            <text:p>--------------------------------------------------</text:p>
          </table:table-cell>
          <table:table-cell table:number-columns-repeated="1023"/>
        </table:table-row>
        <table:table-row table:style-name="ro1" table:number-rows-repeated="1048525">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Cambria" svg:font-family="Cambria" style:font-family-generic="swis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currency-style style:name="N134P0" style:volatile="true">
      <number:number number:decimal-places="2" number:min-integer-digits="1" number:grouping="true"/>
      <number:text> </number:text>
      <number:currency-symbol number:language="fr" number:country="FR">€</number:currency-symbol>
    </number:currency-style>
    <number:currency-style style:name="N13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34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35cm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22">22/05/2012</text:date>, <text:time>14:09:25</text:time></text:p>
        </style:region-right>
      </style:header>
      <style:header-left style:display="false"/>
      <style:footer>
        <text:p>Page <text:page-number>1</text:page-number> / <text:page-count>99</text:page-count></text:p>
      </style:footer>
      <style:footer-left style:display="false"/>
    </style:master-page>
    <style:master-page style:name="PageStyle_5f_AirLR_5f_LR_5f_StationAir_5f_2012" style:display-name="PageStyle_AirLR_LR_StationAir_2012" style:page-layout-name="Mpm3">
      <style:header style:display="false"/>
      <style:header-left style:display="false"/>
      <style:footer style:display="false"/>
      <style:footer-left style:display="false"/>
    </style:master-page>
    <style:master-page style:name="PageStyle_5f_Métadonnées" style:display-name="PageStyle_Métadonnée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02T11:03:14</meta:creation-date>
    <dc:creator>Jérémie Valentin</dc:creator>
    <dc:date>2012-05-22T14:09:25.55</dc:date>
    <meta:generator>OpenOffice.org/3.3$Win32 OpenOffice.org_project/330m20$Build-9567</meta:generator>
    <meta:editing-duration>PT14S</meta:editing-duration>
    <meta:editing-cycles>1</meta:editing-cycles>
    <meta:document-statistic meta:table-count="2" meta:cell-count="227" meta:object-count="0"/>
  </office:meta>
</office:document-meta>
</file>